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3">
            <text:p>GSC-23</text:p>
          </table:table-cell>
          <table:table-cell office:value-type="float" office:value="64.3">
            <text:p>64.3</text:p>
          </table:table-cell>
          <table:table-cell office:value-type="float" office:value="-95.77">
            <text:p>-95.77</text:p>
          </table:table-cell>
          <table:table-cell office:value-type="float" office:value="1800.0">
            <text:p>1800.0</text:p>
          </table:table-cell>
          <table:table-cell office:value-type="float" office:value="30.0">
            <text:p>30.0</text:p>
          </table:table-cell>
          <table:table-cell office:value-type="string" office:value="plant detritus">
            <text:p>plant detrit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yckFyles1962,SimonEtal2016,VacchiEtal2018">
            <text:p>DyckFyles1962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08">
            <text:p>UCIAMS-73108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3000.0">
            <text:p>3000.0</text:p>
          </table:table-cell>
          <table:table-cell office:value-type="float" office:value="20.0">
            <text:p>20.0</text:p>
          </table:table-cell>
          <table:table-cell office:value-type="string" office:value="marine alga blade fragment">
            <text:p>marine alga blade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9.5">
            <text:p>29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10">
            <text:p>UCIAMS-73110</text:p>
          </table:table-cell>
          <table:table-cell office:value-type="float" office:value="61.09">
            <text:p>61.09</text:p>
          </table:table-cell>
          <table:table-cell office:value-type="float" office:value="-94.05">
            <text:p>-94.05</text:p>
          </table:table-cell>
          <table:table-cell office:value-type="float" office:value="1355.0">
            <text:p>1355.0</text:p>
          </table:table-cell>
          <table:table-cell office:value-type="float" office:value="20.0">
            <text:p>20.0</text:p>
          </table:table-cell>
          <table:table-cell office:value-type="string" office:value="marine alga stipe fragments">
            <text:p>marine alga stipe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.2">
            <text:p>10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11">
            <text:p>UCIAMS-73111</text:p>
          </table:table-cell>
          <table:table-cell office:value-type="float" office:value="61.09">
            <text:p>61.09</text:p>
          </table:table-cell>
          <table:table-cell office:value-type="float" office:value="-94.05">
            <text:p>-94.05</text:p>
          </table:table-cell>
          <table:table-cell office:value-type="float" office:value="1395.0">
            <text:p>1395.0</text:p>
          </table:table-cell>
          <table:table-cell office:value-type="float" office:value="20.0">
            <text:p>20.0</text:p>
          </table:table-cell>
          <table:table-cell office:value-type="string" office:value="marine alga stipe">
            <text:p>marine alga stip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.7">
            <text:p>9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I-1224">
            <text:p>I-1224</text:p>
          </table:table-cell>
          <table:table-cell office:value-type="float" office:value="64.52">
            <text:p>64.52</text:p>
          </table:table-cell>
          <table:table-cell office:value-type="float" office:value="-100.47">
            <text:p>-100.47</text:p>
          </table:table-cell>
          <table:table-cell office:value-type="float" office:value="6415.0">
            <text:p>6415.0</text:p>
          </table:table-cell>
          <table:table-cell office:value-type="float" office:value="150.0">
            <text:p>1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yckEtal1966,SimonEtal2016,VacchiEtal2018">
            <text:p>DyckEtal196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I(GSC)-8">
            <text:p>I(GSC)-8</text:p>
          </table:table-cell>
          <table:table-cell office:value-type="float" office:value="62.17">
            <text:p>62.17</text:p>
          </table:table-cell>
          <table:table-cell office:value-type="float" office:value="-95.68">
            <text:p>-95.68</text:p>
          </table:table-cell>
          <table:table-cell office:value-type="float" office:value="7375.0">
            <text:p>7375.0</text:p>
          </table:table-cell>
          <table:table-cell office:value-type="float" office:value="125.0">
            <text:p>12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4.0">
            <text:p>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WaltonEtal1961,SimonEtal2016,VacchiEtal2018">
            <text:p>WaltonEtal1961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90702">
            <text:p>UCIAMS-90702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3330.0">
            <text:p>3330.0</text:p>
          </table:table-cell>
          <table:table-cell office:value-type="float" office:value="15.0">
            <text:p>15.0</text:p>
          </table:table-cell>
          <table:table-cell office:value-type="string" office:value="mytilus edulis (fragment)">
            <text:p>mytilus edulis (fragment)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8.9">
            <text:p>28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92965">
            <text:p>UCIAMS-92965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1210.0">
            <text:p>1210.0</text:p>
          </table:table-cell>
          <table:table-cell office:value-type="float" office:value="15.0">
            <text:p>15.0</text:p>
          </table:table-cell>
          <table:table-cell office:value-type="string" office:value="crowberry seeds and leaves">
            <text:p>crowberry seeds and 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2">
            <text:p>13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BIRM-717">
            <text:p>BIRM-717</text:p>
          </table:table-cell>
          <table:table-cell office:value-type="float" office:value="62.88">
            <text:p>62.88</text:p>
          </table:table-cell>
          <table:table-cell office:value-type="float" office:value="-92.15">
            <text:p>-92.15</text:p>
          </table:table-cell>
          <table:table-cell office:value-type="float" office:value="770.0">
            <text:p>770.0</text:p>
          </table:table-cell>
          <table:table-cell office:value-type="float" office:value="100.0">
            <text:p>100.0</text:p>
          </table:table-cell>
          <table:table-cell office:value-type="string" office:value="rangifer tarandus">
            <text:p>rangifer tarand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Morrison1989,SimonEtal2016,VacchiEtal2018">
            <text:p>Morrison1989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S-427">
            <text:p>S-427</text:p>
          </table:table-cell>
          <table:table-cell office:value-type="float" office:value="64.82">
            <text:p>64.82</text:p>
          </table:table-cell>
          <table:table-cell office:value-type="float" office:value="-92.0">
            <text:p>-92.0</text:p>
          </table:table-cell>
          <table:table-cell office:value-type="float" office:value="4075.0">
            <text:p>4075.0</text:p>
          </table:table-cell>
          <table:table-cell office:value-type="float" office:value="70.0">
            <text:p>70.0</text:p>
          </table:table-cell>
          <table:table-cell office:value-type="string" office:value="seal bones">
            <text:p>seal bon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4.2">
            <text:p>44.2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RutherfordEtal1973,SimonEtal2016,VacchiEtal2018">
            <text:p>RutherfordEtal1973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016">
            <text:p>GSC-1016</text:p>
          </table:table-cell>
          <table:table-cell office:value-type="float" office:value="62.82">
            <text:p>62.82</text:p>
          </table:table-cell>
          <table:table-cell office:value-type="float" office:value="-94.8">
            <text:p>-94.8</text:p>
          </table:table-cell>
          <table:table-cell office:value-type="float" office:value="6970.0">
            <text:p>69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22.0">
            <text:p>12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LowdonBlake1970,SimonEtal2016,VacchiEtal2018">
            <text:p>LowdonBlake1970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042">
            <text:p>GSC-2042</text:p>
          </table:table-cell>
          <table:table-cell office:value-type="float" office:value="63.56">
            <text:p>63.56</text:p>
          </table:table-cell>
          <table:table-cell office:value-type="float" office:value="-94.07">
            <text:p>-94.07</text:p>
          </table:table-cell>
          <table:table-cell office:value-type="float" office:value="6920.0">
            <text:p>6920.0</text:p>
          </table:table-cell>
          <table:table-cell office:value-type="float" office:value="35.0">
            <text:p>3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ylsworthEtal1981,Blake1986,SimonEtal2016,VacchiEtal2018">
            <text:p>AylsworthEtal1981,Blake198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083">
            <text:p>GSC-1083</text:p>
          </table:table-cell>
          <table:table-cell office:value-type="float" office:value="64.05">
            <text:p>64.05</text:p>
          </table:table-cell>
          <table:table-cell office:value-type="float" office:value="-96.97">
            <text:p>-96.97</text:p>
          </table:table-cell>
          <table:table-cell office:value-type="float" office:value="6370.0">
            <text:p>63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6.0">
            <text:p>96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lake1988,SimonEtal2016,VacchiEtal2018">
            <text:p>Blake1988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121">
            <text:p>GSC-1121</text:p>
          </table:table-cell>
          <table:table-cell office:value-type="float" office:value="64.04">
            <text:p>64.04</text:p>
          </table:table-cell>
          <table:table-cell office:value-type="float" office:value="-96.88">
            <text:p>-96.88</text:p>
          </table:table-cell>
          <table:table-cell office:value-type="float" office:value="5300.0">
            <text:p>5300.0</text:p>
          </table:table-cell>
          <table:table-cell office:value-type="float" office:value="70.0">
            <text:p>70.0</text:p>
          </table:table-cell>
          <table:table-cell office:value-type="string" office:value="clinocardium ciliatum">
            <text:p>clinocardium ciliatum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71.6">
            <text:p>71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lake1988,SimonEtal2016,VacchiEtal2018">
            <text:p>Blake1988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164">
            <text:p>GSC-1164</text:p>
          </table:table-cell>
          <table:table-cell office:value-type="float" office:value="64.05">
            <text:p>64.05</text:p>
          </table:table-cell>
          <table:table-cell office:value-type="float" office:value="-96.98">
            <text:p>-96.98</text:p>
          </table:table-cell>
          <table:table-cell office:value-type="float" office:value="6310.0">
            <text:p>631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1.0">
            <text:p>101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lake1988,SimonEtal2016,VacchiEtal2018">
            <text:p>Blake1988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92966">
            <text:p>UCIAMS-92966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1760.0">
            <text:p>1760.0</text:p>
          </table:table-cell>
          <table:table-cell office:value-type="float" office:value="15.0">
            <text:p>15.0</text:p>
          </table:table-cell>
          <table:table-cell office:value-type="string" office:value="marine algal fragments">
            <text:p>marine algal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2">
            <text:p>13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92968">
            <text:p>UCIAMS-92968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670.0">
            <text:p>670.0</text:p>
          </table:table-cell>
          <table:table-cell office:value-type="float" office:value="15.0">
            <text:p>15.0</text:p>
          </table:table-cell>
          <table:table-cell office:value-type="string" office:value="crowberry seeds">
            <text:p>crowberry see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7">
            <text:p>12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S-1317">
            <text:p>S-1317</text:p>
          </table:table-cell>
          <table:table-cell office:value-type="float" office:value="62.88">
            <text:p>62.88</text:p>
          </table:table-cell>
          <table:table-cell office:value-type="float" office:value="-92.15">
            <text:p>-92.15</text:p>
          </table:table-cell>
          <table:table-cell office:value-type="float" office:value="675.0">
            <text:p>675.0</text:p>
          </table:table-cell>
          <table:table-cell office:value-type="float" office:value="65.0">
            <text:p>65.0</text:p>
          </table:table-cell>
          <table:table-cell office:value-type="string" office:value="rangifer tarandus">
            <text:p>rangifer tarand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RutherfordEtal1979,SimonEtal2016,VacchiEtal2018">
            <text:p>RutherfordEtal1979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2787">
            <text:p>UCIAMS-72787</text:p>
          </table:table-cell>
          <table:table-cell office:value-type="float" office:value="61.31">
            <text:p>61.31</text:p>
          </table:table-cell>
          <table:table-cell office:value-type="float" office:value="-94.45">
            <text:p>-94.45</text:p>
          </table:table-cell>
          <table:table-cell office:value-type="float" office:value="4300.0">
            <text:p>4300.0</text:p>
          </table:table-cell>
          <table:table-cell office:value-type="float" office:value="15.0">
            <text:p>1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0.5">
            <text:p>4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434">
            <text:p>GSC-1434</text:p>
          </table:table-cell>
          <table:table-cell office:value-type="float" office:value="62.27">
            <text:p>62.27</text:p>
          </table:table-cell>
          <table:table-cell office:value-type="float" office:value="-95.5">
            <text:p>-95.5</text:p>
          </table:table-cell>
          <table:table-cell office:value-type="float" office:value="7000.0">
            <text:p>700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1.0">
            <text:p>61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LowdonBlake1979,RidlerShilts1974,SimonEtal2016,VacchiEtal2018">
            <text:p>LowdonBlake1979,RidlerShilts197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07">
            <text:p>UCIAMS-73107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2500.0">
            <text:p>2500.0</text:p>
          </table:table-cell>
          <table:table-cell office:value-type="float" office:value="20.0">
            <text:p>20.0</text:p>
          </table:table-cell>
          <table:table-cell office:value-type="string" office:value="seed and leaf">
            <text:p>seed and lea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7">
            <text:p>28.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2788">
            <text:p>UCIAMS-72788</text:p>
          </table:table-cell>
          <table:table-cell office:value-type="float" office:value="61.31">
            <text:p>61.31</text:p>
          </table:table-cell>
          <table:table-cell office:value-type="float" office:value="-94.45">
            <text:p>-94.45</text:p>
          </table:table-cell>
          <table:table-cell office:value-type="float" office:value="4275.0">
            <text:p>4275.0</text:p>
          </table:table-cell>
          <table:table-cell office:value-type="float" office:value="15.0">
            <text:p>15.0</text:p>
          </table:table-cell>
          <table:table-cell office:value-type="string" office:value="mytilus edulis (fragments)">
            <text:p>mytilus edulis (fragments)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0.5">
            <text:p>4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439">
            <text:p>GSC-439</text:p>
          </table:table-cell>
          <table:table-cell office:value-type="float" office:value="63.77">
            <text:p>63.77</text:p>
          </table:table-cell>
          <table:table-cell office:value-type="float" office:value="-95.67">
            <text:p>-95.67</text:p>
          </table:table-cell>
          <table:table-cell office:value-type="float" office:value="6300.0">
            <text:p>6300.0</text:p>
          </table:table-cell>
          <table:table-cell office:value-type="float" office:value="65.0">
            <text:p>6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yckEtal1966,SimonEtal2016,VacchiEtal2018">
            <text:p>DyckEtal196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484">
            <text:p>GSC-1484</text:p>
          </table:table-cell>
          <table:table-cell office:value-type="float" office:value="62.27">
            <text:p>62.27</text:p>
          </table:table-cell>
          <table:table-cell office:value-type="float" office:value="-95.5">
            <text:p>-95.5</text:p>
          </table:table-cell>
          <table:table-cell office:value-type="float" office:value="4590.0">
            <text:p>4590.0</text:p>
          </table:table-cell>
          <table:table-cell office:value-type="float" office:value="110.0">
            <text:p>110.0</text:p>
          </table:table-cell>
          <table:table-cell office:value-type="string" office:value="twigs">
            <text:p>twig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LowdonBlake1979,RidlerShilts1974,SimonEtal2016,VacchiEtal2018">
            <text:p>LowdonBlake1979,RidlerShilts197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99">
            <text:p>GSC-299</text:p>
          </table:table-cell>
          <table:table-cell office:value-type="float" office:value="64.52">
            <text:p>64.52</text:p>
          </table:table-cell>
          <table:table-cell office:value-type="float" office:value="-96.05">
            <text:p>-96.05</text:p>
          </table:table-cell>
          <table:table-cell office:value-type="float" office:value="5880.0">
            <text:p>588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0.0">
            <text:p>9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yckEtal1966,SimonEtal2016,VacchiEtal2018">
            <text:p>DyckEtal196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89">
            <text:p>GSC-289</text:p>
          </table:table-cell>
          <table:table-cell office:value-type="float" office:value="64.32">
            <text:p>64.32</text:p>
          </table:table-cell>
          <table:table-cell office:value-type="float" office:value="-88.48">
            <text:p>-88.48</text:p>
          </table:table-cell>
          <table:table-cell office:value-type="float" office:value="7230.0">
            <text:p>7230.0</text:p>
          </table:table-cell>
          <table:table-cell office:value-type="float" office:value="85.0">
            <text:p>8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26.0">
            <text:p>126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yckEtal1966,SimonEtal2016,VacchiEtal2018">
            <text:p>DyckEtal196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5234">
            <text:p>GSC-5234</text:p>
          </table:table-cell>
          <table:table-cell office:value-type="float" office:value="61.93">
            <text:p>61.93</text:p>
          </table:table-cell>
          <table:table-cell office:value-type="float" office:value="-96.47">
            <text:p>-96.47</text:p>
          </table:table-cell>
          <table:table-cell office:value-type="float" office:value="7200.0">
            <text:p>720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Atkinson1995,SimonEtal2016,VacchiEtal2018">
            <text:p>McNeelyAtkinson1995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06">
            <text:p>UCIAMS-73106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2950.0">
            <text:p>2950.0</text:p>
          </table:table-cell>
          <table:table-cell office:value-type="float" office:value="25.0">
            <text:p>25.0</text:p>
          </table:table-cell>
          <table:table-cell office:value-type="string" office:value="marine alga blade fragment">
            <text:p>marine alga blade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7">
            <text:p>28.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05">
            <text:p>UCIAMS-73105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2685.0">
            <text:p>2685.0</text:p>
          </table:table-cell>
          <table:table-cell office:value-type="float" office:value="20.0">
            <text:p>2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1">
            <text:p>29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2789">
            <text:p>UCIAMS-72789</text:p>
          </table:table-cell>
          <table:table-cell office:value-type="float" office:value="61.31">
            <text:p>61.31</text:p>
          </table:table-cell>
          <table:table-cell office:value-type="float" office:value="-94.45">
            <text:p>-94.45</text:p>
          </table:table-cell>
          <table:table-cell office:value-type="float" office:value="4365.0">
            <text:p>4365.0</text:p>
          </table:table-cell>
          <table:table-cell office:value-type="float" office:value="15.0">
            <text:p>15.0</text:p>
          </table:table-cell>
          <table:table-cell office:value-type="string" office:value="balanus species (barnacle) fragments">
            <text:p>balanus species (barnacle) fragment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40.5">
            <text:p>4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634">
            <text:p>GSC-2634</text:p>
          </table:table-cell>
          <table:table-cell office:value-type="float" office:value="61.67">
            <text:p>61.67</text:p>
          </table:table-cell>
          <table:table-cell office:value-type="float" office:value="-96.55">
            <text:p>-96.55</text:p>
          </table:table-cell>
          <table:table-cell office:value-type="float" office:value="5080.0">
            <text:p>5080.0</text:p>
          </table:table-cell>
          <table:table-cell office:value-type="float" office:value="85.0">
            <text:p>85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0.0">
            <text:p>11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lake1983,SimonEtal2016,VacchiEtal2018">
            <text:p>Blake1983,SimonEtal2016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